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pt" fo:country="BR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1" fo:font-size="12pt" fo:language="pt" fo:country="BR" fo:font-weight="bold" officeooo:rsid="002505c7" officeooo:paragraph-rsid="002505c7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1" fo:language="pt" fo:country="BR" officeooo:rsid="0024cff8" officeooo:paragraph-rsid="0024cff8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1" fo:language="pt" fo:country="BR" officeooo:rsid="0018dcc8" officeooo:paragraph-rsid="0014f7c9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1" fo:language="pt" fo:country="BR" fo:font-weight="bold" officeooo:rsid="0018dcc8" officeooo:paragraph-rsid="0014f7c9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1" fo:language="pt" fo:country="BR" fo:font-weight="normal" officeooo:rsid="0018dcc8" officeooo:paragraph-rsid="0014f7c9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1" fo:language="pt" fo:country="BR" fo:font-weight="normal" officeooo:rsid="0018dcc8" officeooo:paragraph-rsid="0014f7c9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1" fo:language="pt" fo:country="BR" fo:font-weight="normal" officeooo:rsid="0024cff8" officeooo:paragraph-rsid="0024cff8" style:font-weight-asian="normal" style:font-weight-complex="normal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Arial1" fo:language="pt" fo:country="BR" officeooo:rsid="001636ea" officeooo:paragraph-rsid="0014f7c9"/>
    </style:style>
    <style:style style:name="P11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1" fo:language="pt" fo:country="BR" officeooo:rsid="0024cff8" officeooo:paragraph-rsid="0024cff8"/>
    </style:style>
    <style:style style:name="P12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1" fo:language="pt" fo:country="BR" fo:font-weight="bold" officeooo:rsid="0024cff8" officeooo:paragraph-rsid="0024cff8" style:font-weight-asian="bold" style:font-weight-complex="bold"/>
    </style:style>
    <style:style style:name="P13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1" fo:language="pt" fo:country="BR" officeooo:rsid="001636ea" officeooo:paragraph-rsid="0014f7c9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reak-before="page" fo:background-color="transparent">
        <style:tab-stops/>
      </style:paragraph-properties>
      <style:text-properties style:font-name="Arial1" fo:font-size="12pt" fo:language="pt" fo:country="BR" fo:font-weight="normal" officeooo:rsid="0036ddbf" officeooo:paragraph-rsid="0014f7c9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reak-before="page" fo:background-color="transparent"/>
      <style:text-properties style:font-name="Arial1" fo:language="pt" fo:country="BR" officeooo:rsid="0024cff8" officeooo:paragraph-rsid="0024cff8"/>
    </style:style>
    <style:style style:name="P16" style:family="paragraph" style:parent-style-name="Figure">
      <style:paragraph-properties fo:margin-left="0cm" fo:margin-right="0cm" fo:line-height="150%" fo:text-align="center" style:justify-single-word="false" fo:text-indent="0cm" style:auto-text-indent="false" fo:break-before="page"/>
      <style:text-properties fo:color="#000000" style:font-name="Arial" fo:font-size="12pt" fo:language="pt" fo:country="BR" fo:font-style="normal" fo:font-weight="bold" officeooo:paragraph-rsid="0017cdb5" style:font-size-asian="12pt" style:language-asian="pt" style:country-asian="BR" style:font-style-asian="normal" style:font-weight-asian="bold" style:font-name-complex="Arial3" style:font-size-complex="12pt" style:language-complex="ar" style:country-complex="SA" style:font-style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/>
      <style:text-properties style:font-name="Arial" fo:font-size="12pt" fo:language="pt" fo:country="BR" fo:font-weight="bold" officeooo:rsid="00307208" officeooo:paragraph-rsid="0014f7c9" style:letter-kerning="true" style:font-name-asian="SimSun" style:font-size-asian="12pt" style:language-asian="zh" style:country-asian="CN" style:font-weight-asian="bold" style:font-name-complex="Arial3" style:font-size-complex="12pt" style:language-complex="hi" style:country-complex="IN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bold" officeooo:rsid="00260317" officeooo:paragraph-rsid="00260317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260317" officeooo:paragraph-rsid="00260317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275b99" officeooo:paragraph-rsid="0029cbea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1c7f99" officeooo:paragraph-rsid="002f1cec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/>
      <style:text-properties style:font-name="Arial" fo:font-size="12pt" fo:language="pt" fo:country="BR" officeooo:paragraph-rsid="0014f7c9" style:font-size-asian="12pt" style:language-asian="en" style:country-asian="US" style:font-name-complex="Arial3" style:font-size-complex="12pt" style:language-complex="ar" style:country-complex="SA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fo:font-weight="bold" officeooo:rsid="00275b99" officeooo:paragraph-rsid="0025c4d3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officeooo:paragraph-rsid="00169e86" style:font-size-asian="12pt" style:language-asian="en" style:country-asian="US" style:font-name-complex="Arial3" style:font-size-complex="12pt" style:language-complex="ar" style:country-complex="SA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officeooo:paragraph-rsid="0025c4d3" style:font-size-asian="12pt" style:language-asian="en" style:country-asian="US" style:font-name-complex="Arial3" style:font-size-complex="12pt" style:language-complex="ar" style:country-complex="SA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ff0000" style:font-name="Arial" fo:font-size="12pt" fo:language="pt" fo:country="BR" fo:font-style="normal" fo:font-weight="bold" officeooo:rsid="00307208" officeooo:paragraph-rsid="0014f7c9" style:letter-kerning="true" style:font-name-asian="SimSun" style:font-size-asian="12pt" style:language-asian="en" style:country-asian="US" style:font-style-asian="normal" style:font-weight-asian="bold" style:font-name-complex="Arial3" style:font-size-complex="12pt" style:language-complex="ar" style:country-complex="SA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writing-mode="lr-tb">
        <style:tab-stops>
          <style:tab-stop style:position="2cm"/>
          <style:tab-stop style:position="15.503cm"/>
        </style:tab-stops>
      </style:paragraph-properties>
      <style:text-properties fo:language="pt" fo:country="BR" officeooo:paragraph-rsid="0014f7c9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2bdb4f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3d2ff8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 style:writing-mode="lr-tb"/>
      <style:text-properties style:font-name="Arial" fo:font-size="12pt" fo:language="pt" fo:country="BR" fo:font-weight="bold" officeooo:rsid="00307208" officeooo:paragraph-rsid="0014f7c9" style:letter-kerning="true" style:font-name-asian="SimSun" style:font-size-asian="12pt" style:language-asian="zh" style:country-asian="CN" style:font-weight-asian="bold" style:font-name-complex="Arial3" style:font-size-complex="12pt" style:language-complex="hi" style:country-complex="IN" style:font-weight-complex="bold"/>
    </style:style>
    <style:style style:name="P3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" fo:font-size="12pt" fo:language="pt" fo:country="BR" fo:font-weight="bold" officeooo:rsid="00260317" officeooo:paragraph-rsid="00260317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3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" fo:font-size="12pt" fo:language="pt" fo:country="BR" fo:font-weight="normal" officeooo:rsid="00260317" officeooo:paragraph-rsid="00260317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33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color="#000000" style:font-name="Arial" fo:font-size="12pt" fo:language="pt" fo:country="BR" fo:font-style="normal" fo:font-weight="normal" officeooo:rsid="00382bf9" officeooo:paragraph-rsid="003a3ee6" style:letter-kerning="true" fo:background-color="#ffffff" style:font-name-asian="SimSun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P34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color="#000000" style:font-name="Arial" fo:font-size="12pt" fo:language="pt" fo:country="BR" fo:font-style="normal" fo:font-weight="normal" officeooo:rsid="00382bf9" officeooo:paragraph-rsid="002d2659" style:letter-kerning="true" fo:background-color="#ffffff" style:font-name-asian="SimSun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P35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officeooo:paragraph-rsid="003a3ee6"/>
    </style:style>
    <style:style style:name="P36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officeooo:paragraph-rsid="003d0d7a"/>
    </style:style>
    <style:style style:name="P37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officeooo:paragraph-rsid="002d2659"/>
    </style:style>
    <style:style style:name="P38" style:family="paragraph" style:parent-style-name="Standard" style:master-page-name="">
      <loext:graphic-properties draw:fill="none"/>
      <style:paragraph-properties fo:margin-left="7.999cm" fo:margin-right="0cm" fo:line-height="150%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style:font-name="Arial1" fo:language="pt" fo:country="BR" fo:font-weight="normal" officeooo:rsid="0018dcc8" officeooo:paragraph-rsid="0014f7c9" style:font-weight-asian="normal" style:font-weight-complex="normal"/>
    </style:style>
    <style:style style:name="P39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Arial1" fo:language="pt" fo:country="BR" officeooo:rsid="001636ea" officeooo:paragraph-rsid="0014f7c9"/>
    </style:style>
    <style:style style:name="P40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Arial1" fo:language="pt" fo:country="BR" fo:font-weight="bold" officeooo:rsid="001636ea" officeooo:paragraph-rsid="0014f7c9" style:font-weight-asian="bold" style:font-weight-complex="bold"/>
    </style:style>
    <style:style style:name="P41" style:family="paragraph" style:parent-style-name="Standard" style:master-page-name="">
      <loext:graphic-properties draw:fill="none"/>
      <style:paragraph-properties fo:margin-left="7.9cm" fo:margin-right="0cm" fo:line-height="100%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style:font-name="Arial1" fo:language="pt" fo:country="BR" fo:font-weight="normal" officeooo:rsid="0018dcc8" officeooo:paragraph-rsid="0014f7c9" style:font-weight-asian="normal" style:font-weight-complex="normal"/>
    </style:style>
    <style:style style:name="P42" style:family="paragraph" style:parent-style-name="Standard">
      <style:paragraph-properties fo:margin-top="0cm" fo:margin-bottom="0cm" loext:contextual-spacing="false" fo:line-height="150%" fo:text-align="justify" style:justify-single-word="false" style:writing-mode="lr-tb"/>
      <style:text-properties style:font-name="Arial1" fo:font-size="12pt" fo:language="pt" fo:country="BR" officeooo:paragraph-rsid="0025c4d3" style:font-size-asian="12pt" style:language-asian="en" style:country-asian="US" style:font-name-complex="Arial3" style:font-size-complex="12pt" style:language-complex="ar" style:country-complex="SA"/>
    </style:style>
    <style:style style:name="P43" style:family="paragraph" style:parent-style-name="Standard">
      <style:paragraph-properties fo:margin-top="0cm" fo:margin-bottom="0cm" loext:contextual-spacing="false" fo:line-height="150%" fo:text-align="justify" style:justify-single-word="false" style:writing-mode="lr-tb"/>
      <style:text-properties style:font-name="Arial1" fo:font-size="12pt" fo:language="pt" fo:country="BR" fo:font-weight="bold" officeooo:rsid="0025c4d3" officeooo:paragraph-rsid="0025c4d3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P44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line-height="150%" fo:text-align="justify" style:justify-single-word="false" fo:orphans="2" fo:widows="2" fo:text-indent="-1.101cm" style:auto-text-indent="false" style:page-number="auto" fo:background-color="transparent" style:writing-mode="lr-tb"/>
      <style:text-properties style:font-name="Arial1" fo:font-size="12pt" fo:language="pt" fo:country="BR" officeooo:paragraph-rsid="0025c4d3" style:font-size-asian="12pt" style:language-asian="en" style:country-asian="US" style:font-name-complex="Arial3" style:font-size-complex="12pt" style:language-complex="ar" style:country-complex="SA"/>
    </style:style>
    <style:style style:name="P45" style:family="paragraph" style:parent-style-name="Standard">
      <style:paragraph-properties fo:line-height="150%" fo:text-align="justify" style:justify-single-word="false" style:writing-mode="lr-tb"/>
    </style:style>
    <style:style style:name="P46" style:family="paragraph" style:parent-style-name="Standard">
      <style:paragraph-properties fo:line-height="150%" fo:text-align="justify" style:justify-single-word="false" style:writing-mode="lr-tb"/>
      <style:text-properties officeooo:paragraph-rsid="0030549e"/>
    </style:style>
    <style:style style:name="P47" style:family="paragraph" style:parent-style-name="Bibliography_20_1">
      <style:paragraph-properties fo:line-height="115%"/>
      <style:text-properties officeooo:paragraph-rsid="002d2659"/>
    </style:style>
    <style:style style:name="P48" style:family="paragraph" style:parent-style-name="Standard" style:master-page-name="Right_20_Page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style:page-number="15" fo:background-color="transparent" style:writing-mode="lr-tb">
        <style:tab-stops/>
      </style:paragraph-properties>
      <style:text-properties style:font-name="Arial1" fo:font-size="12pt" fo:language="pt" fo:country="BR" fo:font-weight="bold" officeooo:rsid="00382bf9" officeooo:paragraph-rsid="00220601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writing-mode="lr-tb">
        <style:tab-stops>
          <style:tab-stop style:position="2cm"/>
          <style:tab-stop style:position="15.503cm"/>
        </style:tab-stops>
      </style:paragraph-properties>
      <style:text-properties fo:language="pt" fo:country="BR" officeooo:paragraph-rsid="0014f7c9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writing-mode="lr-tb">
        <style:tab-stops>
          <style:tab-stop style:position="2cm"/>
          <style:tab-stop style:position="15.503cm"/>
        </style:tab-stops>
      </style:paragraph-properties>
      <style:text-properties fo:language="pt" fo:country="BR" officeooo:paragraph-rsid="00407c8f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writing-mode="lr-tb">
        <style:tab-stops>
          <style:tab-stop style:position="2cm"/>
          <style:tab-stop style:position="15.503cm"/>
        </style:tab-stops>
      </style:paragraph-properties>
      <style:text-properties fo:language="pt" fo:country="BR" officeooo:paragraph-rsid="002bdb4f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bold" officeooo:rsid="00275b99" officeooo:paragraph-rsid="00275b99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bold" officeooo:rsid="00275b99" officeooo:paragraph-rsid="00407c8f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1c7f99" officeooo:paragraph-rsid="0029cbea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1c7f99" officeooo:paragraph-rsid="00421411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421411" officeooo:paragraph-rsid="00421411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275b99" officeooo:paragraph-rsid="00275b99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language="pt" fo:country="BR" officeooo:paragraph-rsid="0014f7c9"/>
    </style:style>
    <style:style style:name="P59" style:family="paragraph" style:parent-style-name="Standard" style:list-style-name="L1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25c4d3"/>
    </style:style>
    <style:style style:name="P60" style:family="paragraph" style:parent-style-name="Standard" style:list-style-name="L1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Arial1" fo:font-size="12pt" fo:language="pt" fo:country="BR" fo:font-weight="normal" officeooo:rsid="0025c4d3" officeooo:paragraph-rsid="0025c4d3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" style:family="text">
      <style:text-properties style:font-name="Arial" fo:font-size="12pt" fo:language="pt" fo:country="BR" fo:font-style="italic" fo:font-weight="normal" officeooo:rsid="000d384e" fo:background-color="transparent" loext:char-shading-value="0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2" style:family="text">
      <style:text-properties style:font-name="Arial" fo:font-size="12pt" fo:language="pt" fo:country="BR" fo:font-style="italic" fo:font-weight="normal" officeooo:rsid="000e41a3" fo:background-color="transparent" loext:char-shading-value="0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3" style:family="text">
      <style:text-properties style:font-name="Arial" fo:font-size="12pt" fo:language="pt" fo:country="BR" fo:font-style="italic" fo:font-weight="normal" officeooo:rsid="0029ef1b" fo:background-color="transparent" loext:char-shading-value="0" style:font-size-asian="10.5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4" style:family="text">
      <style:text-properties style:font-name="Arial" fo:font-size="12pt" fo:language="pt" fo:country="BR" fo:font-style="italic" fo:font-weight="normal" officeooo:rsid="000af931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5" style:family="text">
      <style:text-properties style:font-name="Arial" fo:font-size="12pt" fo:language="pt" fo:country="BR" fo:font-style="italic" fo:font-weight="normal" officeooo:rsid="0003449f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6" style:family="text">
      <style:text-properties style:font-name="Arial" fo:font-size="12pt" fo:language="pt" fo:country="BR" fo:font-style="italic" fo:font-weight="normal" officeooo:rsid="0009928d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7" style:family="text">
      <style:text-properties style:font-name="Arial" fo:font-size="12pt" fo:language="pt" fo:country="BR" fo:font-weight="normal" officeooo:rsid="00275b99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" style:family="text">
      <style:text-properties style:font-name="Arial" fo:font-size="12pt" fo:language="pt" fo:country="BR" fo:font-weight="normal" officeooo:rsid="002b6a12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9" style:family="text">
      <style:text-properties style:font-name="Arial" fo:font-size="12pt" fo:language="pt" fo:country="BR" fo:font-weight="normal" officeooo:rsid="000a248b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0" style:family="text">
      <style:text-properties style:font-name="Arial" fo:font-size="12pt" fo:language="pt" fo:country="BR" fo:font-weight="normal" officeooo:rsid="0003449f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1" style:family="text">
      <style:text-properties style:font-name="Arial" fo:font-size="12pt" fo:language="pt" fo:country="BR" fo:font-weight="normal" officeooo:rsid="0009928d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2" style:family="text">
      <style:text-properties style:font-name="Arial" fo:font-size="12pt" fo:language="pt" fo:country="BR" fo:font-weight="normal" officeooo:rsid="002bdb4f" style:letter-kerning="true" style:font-name-asian="SimSun" style:font-size-asian="12pt" style:language-asian="zh" style:country-asian="CN" style:font-weight-asian="normal" style:font-name-complex="Arial3" style:font-size-complex="12pt" style:language-complex="hi" style:country-complex="IN" style:font-weight-complex="normal"/>
    </style:style>
    <style:style style:name="T13" style:family="text">
      <style:text-properties style:font-name="Arial" fo:font-size="12pt" fo:language="pt" fo:country="BR" fo:font-weight="normal" officeooo:rsid="000d384e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4" style:family="text">
      <style:text-properties style:font-name="Arial" fo:font-size="12pt" fo:language="pt" fo:country="BR" fo:font-weight="normal" officeooo:rsid="002b6a12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5" style:family="text">
      <style:text-properties style:font-name="Arial" fo:font-size="12pt" fo:language="pt" fo:country="BR" fo:font-weight="normal" officeooo:rsid="000e41a3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6" style:family="text">
      <style:text-properties style:font-name="Arial" fo:font-size="12pt" fo:language="pt" fo:country="BR" fo:font-weight="normal" officeooo:rsid="003e6ce3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7" style:family="text">
      <style:text-properties style:font-name="Arial" fo:font-size="12pt" fo:language="pt" fo:country="BR" fo:font-style="normal" fo:font-weight="normal" officeooo:rsid="000e41a3" fo:background-color="transparent" loext:char-shading-value="0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18" style:family="text">
      <style:text-properties style:font-name="Arial" fo:font-size="12pt" fo:language="pt" fo:country="BR" fo:font-style="normal" fo:font-weight="normal" officeooo:rsid="0029425b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19" style:family="text">
      <style:text-properties style:font-name="Arial" fo:font-size="12pt" fo:language="pt" fo:country="BR" fo:font-style="normal" fo:font-weight="normal" officeooo:rsid="002d2659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0" style:family="text">
      <style:text-properties style:font-name="Arial" fo:font-size="12pt" fo:language="pt" fo:country="BR" fo:font-style="normal" fo:font-weight="normal" officeooo:rsid="0029ef1b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1" style:family="text">
      <style:text-properties style:font-name="Arial" fo:font-size="12pt" fo:language="pt" fo:country="BR" fo:font-style="normal" fo:font-weight="normal" officeooo:rsid="002b7b8a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2" style:family="text">
      <style:text-properties style:font-name="Arial" fo:font-size="12pt" fo:language="pt" fo:country="BR" fo:font-style="normal" fo:font-weight="normal" officeooo:rsid="0030549e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3" style:family="text">
      <style:text-properties style:font-name="Arial" fo:font-size="12pt" fo:language="pt" fo:country="BR" fo:font-style="normal" fo:font-weight="normal" officeooo:rsid="00392a9c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4" style:family="text">
      <style:text-properties style:font-name="Arial" fo:font-size="12pt" style:font-size-asian="12pt" style:language-asian="en" style:country-asian="US" style:font-name-complex="Arial3" style:font-size-complex="12pt" style:language-complex="ar" style:country-complex="SA"/>
    </style:style>
    <style:style style:name="T25" style:family="text">
      <style:text-properties style:font-name="Arial" fo:font-size="12pt" officeooo:rsid="00353171" style:font-size-asian="12pt" style:language-asian="en" style:country-asian="US" style:font-name-complex="Arial3" style:font-size-complex="12pt" style:language-complex="ar" style:country-complex="SA"/>
    </style:style>
    <style:style style:name="T26" style:family="text">
      <style:text-properties style:font-name="Arial" fo:font-size="12pt" fo:font-weight="bold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T27" style:family="text">
      <style:text-properties style:font-name="Arial" fo:font-size="12pt" fo:font-weight="bold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T28" style:family="text">
      <style:text-properties style:font-name="Arial" fo:font-size="12pt" fo:font-weight="bold" officeooo:rsid="00403820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T29" style:family="text">
      <style:text-properties style:font-name="Arial" fo:font-size="12pt" fo:font-weight="bold" officeooo:rsid="0036ddbf" style:font-size-asian="12pt" style:language-asian="en" style:country-asian="US" style:font-weight-asian="bold" style:font-name-complex="Arial3" style:font-size-complex="12pt" style:language-complex="ar" style:country-complex="SA" style:font-weight-complex="normal"/>
    </style:style>
    <style:style style:name="T30" style:family="text">
      <style:text-properties style:font-name="Arial" fo:font-size="12pt" fo:font-weight="bold" officeooo:rsid="00407c8f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T31" style:family="text">
      <style:text-properties style:font-name="Arial" fo:font-size="12pt" fo:font-weight="bold" officeooo:rsid="00353171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T32" style:family="text">
      <style:text-properties style:font-name="Arial" fo:font-size="12pt" fo:font-style="italic" fo:font-weight="bold" style:font-size-asian="12pt" style:language-asian="en" style:country-asian="US" style:font-style-asian="italic" style:font-weight-asian="bold" style:font-name-complex="Arial3" style:font-size-complex="12pt" style:language-complex="ar" style:country-complex="SA"/>
    </style:style>
    <style:style style:name="T33" style:family="text">
      <style:text-properties style:font-name="Arial" fo:font-size="12pt" fo:font-style="italic" fo:font-weight="bold" officeooo:rsid="002bdb4f" style:font-size-asian="12pt" style:language-asian="en" style:country-asian="US" style:font-style-asian="italic" style:font-weight-asian="bold" style:font-name-complex="Arial3" style:font-size-complex="12pt" style:language-complex="ar" style:country-complex="SA"/>
    </style:style>
    <style:style style:name="T34" style:family="text">
      <style:text-properties style:font-name="Arial" fo:font-size="12pt" fo:font-style="italic" fo:font-weight="bold" officeooo:rsid="00407c8f" style:font-size-asian="12pt" style:language-asian="en" style:country-asian="US" style:font-style-asian="italic" style:font-weight-asian="bold" style:font-name-complex="Arial3" style:font-size-complex="12pt" style:language-complex="ar" style:country-complex="SA"/>
    </style:style>
    <style:style style:name="T35" style:family="text">
      <style:text-properties style:font-name="Arial" fo:font-size="12pt" fo:font-weight="normal" officeooo:rsid="0036ddbf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36" style:family="text">
      <style:text-properties style:font-name="Arial" fo:font-size="12pt" fo:font-weight="normal" officeooo:rsid="00353171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37" style:family="text">
      <style:text-properties style:font-name="Arial" fo:font-weight="bold" style:letter-kerning="true" style:font-name-asian="SimSun" style:language-asian="pt" style:country-asian="BR" style:font-weight-asian="bold" style:font-name-complex="Arial3" style:language-complex="hi" style:country-complex="IN" style:font-weight-complex="bold"/>
    </style:style>
    <style:style style:name="T38" style:family="text">
      <style:text-properties style:font-name="Arial" fo:font-weight="bold" style:letter-kerning="true" style:font-name-asian="SimSun" style:language-asian="zh" style:country-asian="CN" style:font-weight-asian="bold" style:font-name-complex="Arial3" style:language-complex="hi" style:country-complex="IN"/>
    </style:style>
    <style:style style:name="T39" style:family="text">
      <style:text-properties fo:color="#000000" fo:font-style="normal" fo:font-weight="normal" style:letter-kerning="true" fo:background-color="#ffffff" loext:char-shading-value="0" style:font-name-asian="SimSun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style:letter-kerning="true" fo:background-color="#ffffff" loext:char-shading-value="0" style:font-name-asian="SimSun" style:font-style-asian="normal" style:font-style-complex="normal"/>
    </style:style>
    <style:style style:name="T41" style:family="text">
      <style:text-properties fo:color="#000000" fo:font-style="normal" officeooo:rsid="00382bf9" style:letter-kerning="true" fo:background-color="#ffffff" loext:char-shading-value="0" style:font-name-asian="SimSun" style:font-style-asian="normal" style:font-style-complex="normal"/>
    </style:style>
    <style:style style:name="T42" style:family="text">
      <style:text-properties fo:color="#000000" fo:font-style="normal" officeooo:rsid="00275b99" style:letter-kerning="true" fo:background-color="#ffffff" loext:char-shading-value="0" style:font-name-asian="SimSun" style:font-style-asian="normal" style:font-style-complex="normal"/>
    </style:style>
    <style:style style:name="T43" style:family="text">
      <style:text-properties fo:color="#000000" fo:font-style="normal" officeooo:rsid="00330e12" style:letter-kerning="true" fo:background-color="#ffffff" loext:char-shading-value="0" style:font-name-asian="SimSun" style:font-style-asian="normal" style:font-style-complex="normal"/>
    </style:style>
    <style:style style:name="T44" style:family="text">
      <style:text-properties fo:color="#000000" style:font-name="Arial" fo:font-size="12pt" fo:language="pt" fo:country="BR" fo:font-style="normal" fo:font-weight="normal" officeooo:rsid="003a3ee6" style:letter-kerning="true" fo:background-color="#ffffff" loext:char-shading-value="0" style:font-name-asian="SimSun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45" style:family="text">
      <style:text-properties fo:color="#000000" style:font-name="Arial" fo:font-size="12pt" fo:language="pt" fo:country="BR" fo:font-style="normal" fo:font-weight="normal" officeooo:rsid="00382bf9" style:letter-kerning="true" fo:background-color="#ffffff" loext:char-shading-value="0" style:font-name-asian="SimSun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46" style:family="text">
      <style:text-properties fo:color="#000000" style:font-name="Arial" fo:font-size="12pt" fo:language="pt" fo:country="BR" fo:font-style="normal" fo:font-weight="normal" officeooo:rsid="003d0d7a" style:letter-kerning="true" fo:background-color="#ffffff" loext:char-shading-value="0" style:font-name-asian="SimSun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47" style:family="text">
      <style:text-properties style:font-name="Arial1" fo:font-size="12pt" fo:language="pt" fo:country="BR" fo:font-weight="normal" officeooo:rsid="0025c4d3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48" style:family="text">
      <style:text-properties style:font-name="Arial1" fo:font-size="12pt" fo:language="pt" fo:country="BR" fo:font-style="italic" fo:font-weight="normal" officeooo:rsid="0025c4d3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49" style:family="text">
      <style:text-properties officeooo:rsid="0024cff8"/>
    </style:style>
    <style:style style:name="T50" style:family="text">
      <style:text-properties fo:font-weight="bold" style:font-weight-asian="bold"/>
    </style:style>
    <style:style style:name="T51" style:family="text">
      <style:text-properties fo:font-weight="bold" officeooo:rsid="0025c4d3" style:font-weight-asian="bold"/>
    </style:style>
    <style:style style:name="T52" style:family="text">
      <style:text-properties fo:font-weight="bold" officeooo:rsid="00275b99" style:font-weight-asian="bold"/>
    </style:style>
    <style:style style:name="T53" style:family="text">
      <style:text-properties fo:font-weight="bold" officeooo:rsid="00330e12" style:font-weight-asian="bold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25c4d3" style:font-weight-asian="normal" style:font-weight-complex="normal"/>
    </style:style>
    <style:style style:name="T56" style:family="text">
      <style:text-properties officeooo:rsid="002518ac"/>
    </style:style>
    <style:style style:name="T57" style:family="text">
      <style:text-properties officeooo:rsid="0025c4d3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officeooo:rsid="00421411" style:font-style-asian="italic" style:font-style-complex="italic"/>
    </style:style>
    <style:style style:name="T60" style:family="text">
      <style:text-properties fo:font-style="italic" officeooo:rsid="00131a0d" fo:background-color="transparent" loext:char-shading-value="0" style:font-style-asian="italic" style:font-style-complex="italic"/>
    </style:style>
    <style:style style:name="T61" style:family="text">
      <style:text-properties fo:font-style="italic" officeooo:rsid="00246da0" fo:background-color="transparent" loext:char-shading-value="0" style:font-style-asian="italic" style:font-style-complex="italic"/>
    </style:style>
    <style:style style:name="T62" style:family="text">
      <style:text-properties fo:font-style="italic" officeooo:rsid="001bb47a" fo:background-color="transparent" loext:char-shading-value="0" style:font-size-asian="10.5pt" style:font-style-asian="italic" style:font-style-complex="italic"/>
    </style:style>
    <style:style style:name="T63" style:family="text">
      <style:text-properties fo:font-style="italic" officeooo:rsid="001c7f99" fo:background-color="transparent" loext:char-shading-value="0" style:font-size-asian="10.5pt" style:font-style-asian="italic" style:font-style-complex="italic"/>
    </style:style>
    <style:style style:name="T64" style:family="text">
      <style:text-properties fo:font-style="italic" officeooo:rsid="0026b94f" fo:background-color="transparent" loext:char-shading-value="0" style:font-size-asian="10.5pt" style:font-style-asian="italic" style:font-style-complex="italic"/>
    </style:style>
    <style:style style:name="T65" style:family="text">
      <style:text-properties fo:font-variant="normal" fo:text-transform="none" style:text-position="0% 100%" style:font-name="Arial" fo:font-size="12pt" fo:language="pt" fo:country="BR" fo:font-style="normal" style:text-underline-style="none" fo:font-weight="normal" officeooo:rsid="000a248b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66" style:family="text">
      <style:text-properties fo:font-variant="normal" fo:text-transform="none" style:text-position="0% 100%" style:font-name="Arial" fo:font-size="12pt" fo:language="pt" fo:country="BR" fo:font-style="normal" style:text-underline-style="none" fo:font-weight="normal" officeooo:rsid="003a3ee6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67" style:family="text">
      <style:text-properties fo:font-variant="normal" fo:text-transform="none" fo:color="#222222" style:font-name="arial" fo:font-size="12pt" fo:letter-spacing="normal" fo:font-style="normal" fo:font-weight="normal" style:font-weight-asian="normal" style:font-weight-complex="normal"/>
    </style:style>
    <style:style style:name="T68" style:family="text">
      <style:text-properties fo:font-variant="normal" fo:text-transform="none" fo:color="#222222" style:font-name="arial" fo:font-size="12pt" fo:letter-spacing="normal" fo:font-style="normal" fo:font-weight="normal" officeooo:rsid="002bdb4f" style:font-weight-asian="normal" style:font-weight-complex="normal"/>
    </style:style>
    <style:style style:name="T69" style:family="text"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70" style:family="text">
      <style:text-properties fo:font-variant="normal" fo:text-transform="none" fo:color="#000000" style:font-name="arial" fo:font-size="12pt" fo:letter-spacing="normal" fo:font-style="normal" fo:font-weight="normal" officeooo:rsid="003d0d7a" style:font-size-asian="12pt" style:font-weight-asian="normal" style:font-size-complex="12pt" style:font-weight-complex="normal"/>
    </style:style>
    <style:style style:name="T71" style:family="text">
      <style:text-properties style:use-window-font-color="true" style:font-name="Arial" fo:font-size="12pt" fo:language="pt" fo:country="BR" fo:font-weight="normal" officeooo:rsid="000d384e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72" style:family="text">
      <style:text-properties style:use-window-font-color="true" style:font-name="Arial" fo:font-size="12pt" fo:language="pt" fo:country="BR" fo:font-weight="normal" officeooo:rsid="000c4430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73" style:family="text">
      <style:text-properties style:use-window-font-color="true" style:font-name="Arial" fo:font-size="12pt" fo:language="pt" fo:country="BR" fo:font-weight="normal" officeooo:rsid="000d384e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74" style:family="text">
      <style:text-properties style:use-window-font-color="true" style:font-name="Arial" fo:font-size="12pt" fo:language="pt" fo:country="BR" fo:font-weight="normal" officeooo:rsid="002d2659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75" style:family="text">
      <style:text-properties style:use-window-font-color="true" style:font-name="Arial" fo:font-size="12pt" fo:language="pt" fo:country="BR" fo:font-weight="normal" officeooo:rsid="0030549e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76" style:family="text">
      <style:text-properties style:use-window-font-color="true" style:font-name="Arial" fo:font-size="12pt" fo:language="pt" fo:country="BR" fo:font-weight="normal" officeooo:rsid="00392a9c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77" style:family="text">
      <style:text-properties fo:font-style="normal" officeooo:rsid="000e41a3" fo:background-color="transparent" loext:char-shading-value="0" style:font-style-asian="normal" style:font-style-complex="normal"/>
    </style:style>
    <style:style style:name="T78" style:family="text">
      <style:text-properties fo:font-style="normal" officeooo:rsid="00131a0d" fo:background-color="transparent" loext:char-shading-value="0" style:font-style-asian="normal" style:font-style-complex="normal"/>
    </style:style>
    <style:style style:name="T79" style:family="text">
      <style:text-properties fo:font-style="normal" officeooo:rsid="00143658" fo:background-color="transparent" loext:char-shading-value="0" style:font-style-asian="normal" style:font-style-complex="normal"/>
    </style:style>
    <style:style style:name="T80" style:family="text">
      <style:text-properties fo:font-style="normal" officeooo:rsid="00184000" fo:background-color="transparent" loext:char-shading-value="0" style:font-style-asian="normal" style:font-style-complex="normal"/>
    </style:style>
    <style:style style:name="T81" style:family="text">
      <style:text-properties fo:font-style="normal" officeooo:rsid="0014b421" fo:background-color="transparent" loext:char-shading-value="0" style:font-style-asian="normal" style:font-style-complex="normal"/>
    </style:style>
    <style:style style:name="T82" style:family="text">
      <style:text-properties fo:font-style="normal" officeooo:rsid="0018f4ad" fo:background-color="transparent" loext:char-shading-value="0" style:font-style-asian="normal" style:font-style-complex="normal"/>
    </style:style>
    <style:style style:name="T83" style:family="text">
      <style:text-properties fo:font-style="normal" officeooo:rsid="001a37b7" fo:background-color="transparent" loext:char-shading-value="0" style:font-style-asian="normal" style:font-style-complex="normal"/>
    </style:style>
    <style:style style:name="T84" style:family="text">
      <style:text-properties fo:font-style="normal" officeooo:rsid="00225216" fo:background-color="transparent" loext:char-shading-value="0" style:font-style-asian="normal" style:font-style-complex="normal"/>
    </style:style>
    <style:style style:name="T85" style:family="text">
      <style:text-properties fo:font-style="normal" officeooo:rsid="00246da0" fo:background-color="transparent" loext:char-shading-value="0" style:font-style-asian="normal" style:font-style-complex="normal"/>
    </style:style>
    <style:style style:name="T86" style:family="text">
      <style:text-properties fo:font-style="normal" officeooo:rsid="0026b94f" fo:background-color="transparent" loext:char-shading-value="0" style:font-style-asian="normal" style:font-style-complex="normal"/>
    </style:style>
    <style:style style:name="T87" style:family="text">
      <style:text-properties fo:font-style="normal" officeooo:rsid="002b8b82" fo:background-color="transparent" loext:char-shading-value="0" style:font-style-asian="normal" style:font-style-complex="normal"/>
    </style:style>
    <style:style style:name="T88" style:family="text">
      <style:text-properties fo:font-style="normal" officeooo:rsid="002d2659" fo:background-color="transparent" loext:char-shading-value="0" style:font-style-asian="normal" style:font-style-complex="normal"/>
    </style:style>
    <style:style style:name="T89" style:family="text">
      <style:text-properties fo:font-style="normal" officeooo:rsid="002f1cec" fo:background-color="transparent" loext:char-shading-value="0" style:font-style-asian="normal" style:font-style-complex="normal"/>
    </style:style>
    <style:style style:name="T90" style:family="text">
      <style:text-properties fo:font-style="normal" officeooo:rsid="00330e12" fo:background-color="transparent" loext:char-shading-value="0" style:font-style-asian="normal" style:font-style-complex="normal"/>
    </style:style>
    <style:style style:name="T91" style:family="text">
      <style:text-properties fo:font-style="normal" officeooo:rsid="00392a9c" fo:background-color="transparent" loext:char-shading-value="0" style:font-style-asian="normal" style:font-style-complex="normal"/>
    </style:style>
    <style:style style:name="T92" style:family="text">
      <style:text-properties fo:font-style="normal" officeooo:rsid="003a3ee6" fo:background-color="transparent" loext:char-shading-value="0" style:font-style-asian="normal" style:font-style-complex="normal"/>
    </style:style>
    <style:style style:name="T93" style:family="text">
      <style:text-properties fo:font-style="normal" officeooo:rsid="003e6ce3" fo:background-color="transparent" loext:char-shading-value="0" style:font-style-asian="normal" style:font-style-complex="normal"/>
    </style:style>
    <style:style style:name="T94" style:family="text">
      <style:text-properties fo:font-style="normal" officeooo:rsid="00421411" fo:background-color="transparent" loext:char-shading-value="0" style:font-style-asian="normal" style:font-style-complex="normal"/>
    </style:style>
    <style:style style:name="T95" style:family="text">
      <style:text-properties fo:font-style="normal" officeooo:rsid="0018f4ad" fo:background-color="transparent" loext:char-shading-value="0" style:font-size-asian="10.5pt" style:font-style-asian="normal" style:font-style-complex="normal"/>
    </style:style>
    <style:style style:name="T96" style:family="text">
      <style:text-properties fo:font-style="normal" officeooo:rsid="001b8646" fo:background-color="transparent" loext:char-shading-value="0" style:font-size-asian="10.5pt" style:font-style-asian="normal" style:font-style-complex="normal"/>
    </style:style>
    <style:style style:name="T97" style:family="text">
      <style:text-properties fo:font-style="normal" officeooo:rsid="001bb47a" fo:background-color="transparent" loext:char-shading-value="0" style:font-size-asian="10.5pt" style:font-style-asian="normal" style:font-style-complex="normal"/>
    </style:style>
    <style:style style:name="T98" style:family="text">
      <style:text-properties fo:font-style="normal" officeooo:rsid="001dcf56" fo:background-color="transparent" loext:char-shading-value="0" style:font-size-asian="10.5pt" style:font-style-asian="normal" style:font-style-complex="normal"/>
    </style:style>
    <style:style style:name="T99" style:family="text">
      <style:text-properties fo:font-style="normal" officeooo:rsid="001c7f99" fo:background-color="transparent" loext:char-shading-value="0" style:font-size-asian="10.5pt" style:font-style-asian="normal" style:font-style-complex="normal"/>
    </style:style>
    <style:style style:name="T100" style:family="text">
      <style:text-properties fo:font-style="normal" officeooo:rsid="0026b94f" fo:background-color="transparent" loext:char-shading-value="0" style:font-size-asian="10.5pt" style:font-style-asian="normal" style:font-style-complex="normal"/>
    </style:style>
    <style:style style:name="T101" style:family="text">
      <style:text-properties fo:font-style="normal" officeooo:rsid="00290ff3" fo:background-color="transparent" loext:char-shading-value="0" style:font-size-asian="10.5pt" style:font-style-asian="normal" style:font-style-complex="normal"/>
    </style:style>
    <style:style style:name="T102" style:family="text">
      <style:text-properties fo:font-style="normal" officeooo:rsid="00289d1e" fo:background-color="transparent" loext:char-shading-value="0" style:font-size-asian="10.5pt" style:font-style-asian="normal" style:font-style-complex="normal"/>
    </style:style>
    <style:style style:name="T103" style:family="text">
      <style:text-properties fo:font-style="normal" officeooo:rsid="002b6a12" fo:background-color="transparent" loext:char-shading-value="0" style:font-size-asian="10.5pt" style:font-style-asian="normal" style:font-style-complex="normal"/>
    </style:style>
    <style:style style:name="T104" style:family="text">
      <style:text-properties fo:font-style="normal" officeooo:rsid="002b8b82" fo:background-color="transparent" loext:char-shading-value="0" style:font-size-asian="10.5pt" style:font-style-asian="normal" style:font-style-complex="normal"/>
    </style:style>
    <style:style style:name="T105" style:family="text">
      <style:text-properties fo:font-style="normal" officeooo:rsid="002d2659" fo:background-color="transparent" loext:char-shading-value="0" style:font-size-asian="10.5pt" style:font-style-asian="normal" style:font-style-complex="normal"/>
    </style:style>
    <style:style style:name="T106" style:family="text">
      <style:text-properties fo:font-style="normal" officeooo:rsid="002f1cec" fo:background-color="transparent" loext:char-shading-value="0" style:font-size-asian="10.5pt" style:font-style-asian="normal" style:font-style-complex="normal"/>
    </style:style>
    <style:style style:name="T107" style:family="text">
      <style:text-properties fo:font-style="normal" officeooo:rsid="00392a9c" fo:background-color="transparent" loext:char-shading-value="0" style:font-size-asian="10.5pt" style:font-style-asian="normal" style:font-style-complex="normal"/>
    </style:style>
    <style:style style:name="T108" style:family="text">
      <style:text-properties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109" style:family="text">
      <style:text-properties fo:font-style="normal" fo:font-weight="bold" officeooo:rsid="00275b99" fo:background-color="transparent" loext:char-shading-value="0" style:font-style-asian="normal" style:font-weight-asian="bold" style:font-style-complex="normal" style:font-weight-complex="bold"/>
    </style:style>
    <style:style style:name="T110" style:family="text">
      <style:text-properties fo:font-style="normal" fo:font-weight="bold" officeooo:rsid="00330e12" fo:background-color="transparent" loext:char-shading-value="0" style:font-style-asian="normal" style:font-weight-asian="bold" style:font-style-complex="normal" style:font-weight-complex="bold"/>
    </style:style>
    <style:style style:name="T111" style:family="text">
      <style:text-properties fo:font-style="normal" fo:font-weight="bold" officeooo:rsid="00407c8f" fo:background-color="transparent" loext:char-shading-value="0" style:font-style-asian="normal" style:font-weight-asian="bold" style:font-style-complex="normal" style:font-weight-complex="bold"/>
    </style:style>
    <style:style style:name="T112" style:family="text">
      <style:text-properties fo:font-style="normal" fo:font-weight="bold" officeooo:rsid="00421411" fo:background-color="transparent" loext:char-shading-value="0" style:font-style-asian="normal" style:font-weight-asian="bold" style:font-style-complex="normal" style:font-weight-complex="bold"/>
    </style:style>
    <style:style style:name="T113" style:family="text">
      <style:text-properties fo:font-style="normal" fo:font-weight="bold" officeooo:rsid="00421411" fo:background-color="transparent" loext:char-shading-value="0" style:font-size-asian="10.5pt" style:font-style-asian="normal" style:font-weight-asian="bold" style:font-style-complex="normal" style:font-weight-complex="bold"/>
    </style:style>
    <style:style style:name="T114" style:family="text">
      <style:text-properties fo:font-style="normal" officeooo:rsid="00421411" style:font-style-asian="normal" style:font-style-complex="normal"/>
    </style:style>
    <style:style style:name="T115" style:family="text">
      <style:text-properties officeooo:rsid="00330e12"/>
    </style:style>
    <style:style style:name="T116" style:family="text">
      <style:text-properties style:font-name="Arial2" fo:font-style="normal" officeooo:rsid="002b7b8a" fo:background-color="transparent" loext:char-shading-value="0" style:font-size-asian="10.5pt" style:font-style-asian="normal" style:font-style-complex="normal"/>
    </style:style>
    <style:style style:name="T117" style:family="text">
      <style:text-properties style:font-name="Arial2" fo:font-style="normal" officeooo:rsid="002e5cb2" fo:background-color="transparent" loext:char-shading-value="0" style:font-size-asian="10.5pt" style:font-style-asian="normal" style:font-style-complex="normal"/>
    </style:style>
    <style:style style:name="T118" style:family="text">
      <style:text-properties style:font-name="Arial2" fo:font-style="normal" officeooo:rsid="0029cbea" fo:background-color="transparent" loext:char-shading-value="0" style:font-size-asian="10.5pt" style:font-style-asian="normal" style:font-style-complex="normal"/>
    </style:style>
    <style:style style:name="T119" style:family="text">
      <style:text-properties style:font-name="Arial2" fo:font-style="italic" officeooo:rsid="002b7b8a" fo:background-color="transparent" loext:char-shading-value="0" style:font-size-asian="10.5pt" style:font-style-asian="italic" style:font-style-complex="italic"/>
    </style:style>
    <style:style style:name="T120" style:family="text">
      <style:text-properties style:font-name="Arial2" fo:font-style="italic" officeooo:rsid="0029ef1b" fo:background-color="transparent" loext:char-shading-value="0" style:font-size-asian="10.5pt" style:font-style-asian="italic" style:font-style-complex="italic"/>
    </style:style>
    <style:style style:name="T121" style:family="text">
      <style:text-properties officeooo:rsid="0033bdf9"/>
    </style:style>
    <style:style style:name="T122" style:family="text">
      <style:text-properties officeooo:rsid="003bc474"/>
    </style:style>
    <style:style style:name="T123" style:family="text">
      <style:text-properties officeooo:rsid="00407c8f"/>
    </style:style>
    <style:style style:name="T124" style:family="text">
      <style:text-properties officeooo:rsid="004214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INSTITUTO FEDERAL DE EDUCAÇÃO, CIÊNCIA E </text:p>
      <text:p text:style-name="P13">TECNOLOGIA DE SÃO PAULO</text:p>
      <text:p text:style-name="P10">CÂMPU<text:span text:style-name="T49">S VOTUPORANGA</text:span></text:p>
      <text:p text:style-name="P39"/>
      <text:p text:style-name="P39"/>
      <text:p text:style-name="P39"/>
      <text:p text:style-name="P39"/>
      <text:p text:style-name="P39"/>
      <text:p text:style-name="P11">MARIANA DE ALMEIDA RODRIGUES</text:p>
      <text:p text:style-name="P39"/>
      <text:p text:style-name="P39"/>
      <text:p text:style-name="P40"/>
      <text:p text:style-name="P12">BOAS PRÁTICAS DE PROGRAMAÇÃO NO DESENVOLVIMENTO DE APLICAÇÕES WEB</text:p>
      <text:p text:style-name="P40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1">VOTUPORANGA</text:p>
      <text:p text:style-name="P4">2020</text:p>
      <text:p text:style-name="P15">Mariana de Almeida Rodrigu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BOAS PRÁTICAS DE PROGRAMAÇÃO NO DESENVOLVIMENTO DE APLICAÇÕES WEB </text:p>
      <text:p text:style-name="P6"/>
      <text:p text:style-name="P6"/>
      <text:p text:style-name="P41">Trabalho de Conclusão de Curso apresentado como exigência parcial para obtenção do diploma do curso T<text:span text:style-name="T56">e</text:span>cnólogo e<text:span text:style-name="T49">m Informática</text:span> no Instituto Federal de Educação, Ciência e Tecnologia de São Paulo, Câmpus <text:span text:style-name="T49">Votuporanga</text:span>.</text:p>
      <text:p text:style-name="P7"/>
      <text:p text:style-name="P38">Professor Orientador: <text:span text:style-name="T49">Ubiratan Zakaib do Nascimento</text:span>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Votuporanga</text:p>
      <text:p text:style-name="P9">2020</text:p>
      <text:p text:style-name="P30">LISTA DE S<text:span text:style-name="T56">IGLAS</text:span></text:p>
      <text:p text:style-name="P17"/>
      <text:p text:style-name="P28"><text:span text:style-name="T12">PHP - </text:span><text:span text:style-name="T67">PHP: Hypertext Preprocessor </text:span></text:p>
      <text:p text:style-name="P28"><text:span text:style-name="T68">SQL - </text:span><text:span text:style-name="T67">Structured Query Language</text:span></text:p>
      <text:p text:style-name="P28"><text:span text:style-name="T68">URL - </text:span><text:span text:style-name="T67">Uniform Resource Locator</text:span></text:p>
      <text:p text:style-name="P22"/>
      <text:p text:style-name="P26"/>
      <text:p text:style-name="P14"><text:span text:style-name="T37">SUMÁRIO</text:span><text:span text:style-name="T38"> </text:span></text:p>
      <text:p text:style-name="P58"><text:span text:style-name="T29">1<text:tab/>INTRODUÇÃO…………………………………………………………………</text:span><text:span text:style-name="T35">1</text:span><text:span text:style-name="T36">5</text:span></text:p>
      <text:p text:style-name="P27"><text:span text:style-name="T33">1.</text:span><text:span text:style-name="T34">2</text:span><text:span text:style-name="T32"><text:tab/>OBJETIVOS GERAIS…………………………………………………………<text:tab/></text:span><text:span text:style-name="T24">1</text:span><text:span text:style-name="T25">5</text:span></text:p>
      <text:p text:style-name="P27"><text:span text:style-name="T33">1.</text:span><text:span text:style-name="T34">3</text:span><text:span text:style-name="T32"><text:tab/>OBJETIVOS ESPECÍFICOS…………………………………………………<text:tab/></text:span><text:span text:style-name="T24">1</text:span><text:span text:style-name="T25">5</text:span></text:p>
      <text:p text:style-name="P27"><text:span text:style-name="T33">1.</text:span><text:span text:style-name="T34">4</text:span><text:span text:style-name="T32"><text:tab/></text:span><text:span text:style-name="T33">JUSTIFICATIVA</text:span><text:span text:style-name="T32">……………………………………………………………….<text:tab/></text:span><text:span text:style-name="T24">15</text:span></text:p>
      <text:p text:style-name="P50"><text:span text:style-name="T33">1.</text:span><text:span text:style-name="T34">5</text:span><text:span text:style-name="T32"><text:tab/></text:span><text:span text:style-name="T34">METODOLOGIA</text:span><text:span text:style-name="T32">……………………………………………………………….<text:tab/></text:span><text:span text:style-name="T24">15</text:span></text:p>
      <text:p text:style-name="P50"><text:span text:style-name="T33">1.</text:span><text:span text:style-name="T34">6</text:span><text:span text:style-name="T32"><text:tab/></text:span><text:span text:style-name="T34">ESTADO DA ARTE</text:span><text:span text:style-name="T32">…………...……………………………………………….<text:tab/></text:span><text:span text:style-name="T24">15</text:span></text:p>
      <text:p text:style-name="P51"><text:span text:style-name="T30">2</text:span><text:span text:style-name="T26"><text:tab/></text:span><text:span text:style-name="T30">DESENVOLVIMENTO……</text:span><text:span text:style-name="T26">…………………………………………………...<text:tab/></text:span><text:span text:style-name="T24">1</text:span><text:span text:style-name="T25">6</text:span></text:p>
      <text:p text:style-name="P50"><text:span text:style-name="T30">2.1</text:span><text:span text:style-name="T31"><text:tab/></text:span><text:span text:style-name="T30">MATERIAIS E MÉTODOS….</text:span><text:span text:style-name="T31">………………………………………………...<text:tab/></text:span><text:span text:style-name="T25">16</text:span></text:p>
      <text:p text:style-name="P27"><text:span text:style-name="T24"><text:tab/></text:span><text:span text:style-name="T27">REFERÊNCIAS………………………………………………………………..<text:tab/></text:span><text:span text:style-name="T28">19</text:span></text:p>
      <text:p text:style-name="P48">1 INTRODUÇÃO</text:p>
      <text:p text:style-name="P24"/>
      <text:p text:style-name="P24"><text:tab/>O projeto tem a finalidade de mostrar formas de deixar o desenvolvimento, neste caso destinado à <text:span text:style-name="T58">web</text:span>, mais seguro, mitigando ao máximo, as possíveis falhas ou ataques. Para o norteamento dos principais problemas de segurança, foi usado o OWASP <text:span text:style-name="T57">(</text:span>Projeto Aberto de Segurança em Aplicações Web), que visa demonstrar as maiores falhas do ano e listá-las em tópicos, entre outras coisas como documentos, artigos, ferramentas do ramo <text:span text:style-name="T122">(</text:span>OWASP, 2020).</text:p>
      <text:p text:style-name="P25"><text:tab/>Segundo o autor Carvalho et al.(2013), a indiferença em relação ao tema, talvez seja pela falta de conhecimento sobre essas vulnerabilidades. Para mostrá-las e corrigi-las, partiremos de uma ferramenta que contém diversos erros, até desenvolver uma aplicação sem falhas.</text:p>
      <text:p text:style-name="P23"/>
      <text:p text:style-name="P42"><text:span text:style-name="T51"><text:tab/></text:span><text:span text:style-name="T52">1.</text:span><text:span text:style-name="T51">2 OBJETIVO GERAL</text:span></text:p>
      <text:p text:style-name="P44"><text:span text:style-name="T51"><text:tab/><text:tab/></text:span><text:span text:style-name="T55">Ressaltar a importância de uma programação pensada corretamente, que vai gerar mais segurança tanto para quem programa, para quem compra o produto e principalmente para quem usa. Provar também que a segurança é um assunto de extrema importância, que não deve ser feita a partir de lógicas ou retalhos de códigos que não seguem algum padrão, ou norma específica, para que seja discutida como a principal parte de um projeto em execução.</text:span></text:p>
      <text:p text:style-name="P43"/>
      <text:p text:style-name="P42"><text:span text:style-name="T51"><text:tab/></text:span><text:span text:style-name="T52">1.</text:span><text:span text:style-name="T53">3</text:span><text:span text:style-name="T51"> OBJETIVOS ESPECÍFICOS</text:span></text:p>
      <text:list xml:id="list1846788702" text:style-name="L1">
        <text:list-item>
          <text:p text:style-name="P59"><text:span text:style-name="T47">Desenvolver uma aplicação </text:span><text:span text:style-name="T48">web</text:span><text:span text:style-name="T47"> ;</text:span></text:p>
        </text:list-item>
        <text:list-item>
          <text:p text:style-name="P60">Estudar a linguagem de programação PHP orientada a objeto;</text:p>
        </text:list-item>
        <text:list-item>
          <text:p text:style-name="P60">Explorar as diversas formas de proteger o sistema contra-ataques;</text:p>
        </text:list-item>
        <text:list-item>
          <text:p text:style-name="P60">Mostrar os resultados dos ataques em uma aplicação não segura;</text:p>
        </text:list-item>
        <text:list-item>
          <text:p text:style-name="P60">Mostrar as falhas de segurança que pode acontecer se a entrada e saída de dados não forem tratadas devidamente.</text:p>
        </text:list-item>
      </text:list>
      <text:p text:style-name="P43"/>
      <text:p text:style-name="P18"><text:span text:style-name="T42"><text:tab/>1.</text:span><text:span text:style-name="T43">4</text:span><text:span text:style-name="T41"> </text:span><text:span text:style-name="T40">JUSTIFICATIVA </text:span></text:p>
      <text:p text:style-name="P31"><text:soft-page-break/><text:span text:style-name="T39"><text:tab/><text:tab/></text:span><text:span text:style-name="T54">A cada dia, mais pessoas estão conectadas no mundo virtual, oferecendo seus dados, muitas vezes de forma não intencional. O inconveniente é que existem diversos criminosos tentando acessá-los a todo momento. Quando esses dados são expostos por alguém ilicitamente, vazamento de fotos íntimas, contas de banco, informações pessoais e empresariais, podem se tornar um transtorno maior do que se imagina, como, por exemplo, a fraude em uma eleição devido a dados pessoais.</text:span></text:p>
      <text:p text:style-name="P32"><text:tab/><text:tab/>Segundo o autor Machado et al.(2019), as pesquisas mostram um aumento considerável tanto dos dados vazados, quanto a frequência com o que isso ocorre. Com isso, o mercado de trabalho vem procurando mais profissionais especializados em segurança, já que a maioria das empresas trabalha diretamente com dados pessoais, como os bancos, e falhas como vazamento de informações são inadmissíveis. Portanto, este trabalho ressaltará o valor de se investir nessa área, pois existem diversas vulnerabilidades já conhecidas.</text:p>
      <text:p text:style-name="P19"/>
      <text:p text:style-name="P52"><text:tab/>1.<text:span text:style-name="T115">5</text:span> <text:span text:style-name="T123">METODOLOGIA</text:span></text:p>
      <text:p text:style-name="P52"><text:tab/><text:tab/><text:span text:style-name="T54">Antes do desenvolvimento prático, deve-se realizar uma pesquisa exploratória e explicativa, isto é, levantar informações sobre o problema e poder, assim, formular hipóteses mais precisas. Além disso, deve-se fazer pesquisas experimentais e bibliográficas para se familiarizar mais com o tema proposto.</text:span></text:p>
      <text:p text:style-name="P57"><text:tab/><text:tab/>Assim como é importante realizar um estudo de caso e teste prático, de modo a concretizar as análises feitas. Elas terão baseamento bibliográfico, além de artigos e trabalhos acadêmicos de outros profissionais. Uma das técnicas que será usada é a pesquisa de campo, será elaborado um pequeno questionário destinado aos profissionais que desenvolvem para tentar comprovar a ideia principal do trabalho.</text:p>
      <text:p text:style-name="P57"><text:tab/><text:tab/>É válido citar que o espaço em que esse estudo irá ocorrer é no meio virtual, pois o foco do trabalho são aplicações <text:span text:style-name="T114">web</text:span>. Então <text:span text:style-name="T58">sites</text:span> com vulnerabilidades serão testados com afinco.</text:p>
      <text:p text:style-name="P52"><text:tab/></text:p>
      <text:p text:style-name="P53"><text:tab/>1.<text:span text:style-name="T123">6</text:span> <text:span text:style-name="T123">ESTADO DA ARTE</text:span></text:p>
      <text:p text:style-name="P29"><text:span text:style-name="T7"><text:tab/><text:tab/></text:span><text:span text:style-name="T9">De acordo com os autores, L</text:span><text:span text:style-name="Emphasis"><text:span text:style-name="T69">ü</text:span></text:span><text:span text:style-name="T9">ders</text:span><text:span text:style-name="T65"> </text:span><text:span text:style-name="T66">e Bianchini (</text:span><text:span text:style-name="T65">2017), a</text:span><text:span text:style-name="T10"> gestão pública vem adotando medidas que melhoram a segurança das Cidades Inteligentes. Elas </text:span><text:soft-page-break/><text:span text:style-name="T10">formam uma rede de informações que em sua maioria, usa a linguagem de programação PHP em 82,9% e </text:span><text:span text:style-name="T4">s</text:span><text:span text:style-name="T5">oftwares</text:span><text:span text:style-name="T10"> livres. A segurança deve estar em todas as fases do desenvolvimento, pois, a cada dia, a sofisticação dos ataques vem crescendo. </text:span><text:span text:style-name="T11">As principais vulnerabilidades testadas são: SQL Injection, consiste em adicionar caracteres ou comandos SQL nos campos de formulário através de parâmetros passados por URLs; Cross-Site Scripting, ela permite inserir códigos maliciosos JavaScript, por exemplo, para roubar informações contidas nos </text:span><text:span text:style-name="T6">cookies</text:span><text:span text:style-name="T11">; e Any File Inclusion, que é quando um atacante insere um arquivo em um URL, que pode executar instruções maliciosas.</text:span></text:p>
      <text:p text:style-name="P45"><text:span text:style-name="T8"><text:tab/><text:tab/>O </text:span><text:span text:style-name="T71">auto</text:span><text:span text:style-name="T73">r</text:span><text:span text:style-name="T72"> </text:span><text:span text:style-name="T74">S</text:span><text:span text:style-name="T76">ouza (</text:span><text:span text:style-name="T74">2012), </text:span><text:span text:style-name="T75">diz </text:span><text:span text:style-name="T74">que </text:span><text:span text:style-name="T13">a segurança de aplicações </text:span><text:span text:style-name="T1">Web </text:span><text:span text:style-name="T13">não recebe a notoriedade necessária pelas empresas de desenvolvimento. Tendo isso em mente, utilizou-se a metodologia proposta pela OWASP, </text:span><text:span text:style-name="T14">para realizar uma pesquisa qualitativa, </text:span><text:span text:style-name="T13">com a finalidade de testar se os métodos propostos são possíveis de serem aplicados </text:span><text:span text:style-name="T15">valoriza</text:span><text:span text:style-name="T14">ndo</text:span><text:span text:style-name="T15"> os princípios de segurança </text:span><text:span text:style-name="T14">de </text:span><text:span text:style-name="T15">confidencialidade, integridade, autenticidade e disponibilidade. O </text:span><text:span text:style-name="T14">resultado foi que </text:span><text:span text:style-name="T15">os desenvolvedores não utilizam normas de segurança durante o ciclo vida dos projetos de </text:span><text:span text:style-name="T2">software</text:span><text:span text:style-name="T15">. Logo, a solução encontrada </text:span><text:span text:style-name="T16">é</text:span><text:span text:style-name="T15"> adotar técnicas e recomendações de segurança no desenvolvimento de aplicações </text:span><text:span text:style-name="T2">Web </text:span><text:span text:style-name="T17">através de metodologias para tratar riscos e ameaças.</text:span></text:p>
      <text:p text:style-name="P46"><text:span text:style-name="T18"><text:tab/><text:tab/>Os autores </text:span><text:span text:style-name="T19">C</text:span><text:span text:style-name="T23">eron</text:span><text:span text:style-name="T19"> et al. </text:span><text:span text:style-name="T23">(</text:span><text:span text:style-name="T19">[s.d.]) </text:span><text:span text:style-name="T22">também notaram</text:span><text:span text:style-name="T18"> que </text:span><text:span text:style-name="T20">mecanismos de busca estão sendo usados como uma ferramenta para localizar </text:span><text:span text:style-name="T3">sites</text:span><text:span text:style-name="T20"> vulneráveis. Algumas aplicações como </text:span><text:span text:style-name="T3">webmail</text:span><text:span text:style-name="T20">, aplicativos de gerenciamento remoto, fórum de discussões entre outros, contém as mesmas vulnerabilidades, sendo elas, </text:span><text:span text:style-name="T3">Cross Site Scripting, SQL Injection, Directory Transversal, </text:span><text:span text:style-name="T20">entre outras</text:span><text:span text:style-name="T3">. </text:span><text:span text:style-name="T20">Atualmente, </text:span><text:span text:style-name="T21">para analisar as técnicas de ataque, estão sendo projetadas ferramentas como o </text:span><text:span text:style-name="T20">PHP Honeypot Project (PHP.HoP), </text:span><text:span text:style-name="T21">que </text:span><text:span text:style-name="T20">emulam aplicações web vulneráveis e coletam informações sobre os acessos.</text:span></text:p>
      <text:p text:style-name="P2"><text:span text:style-name="T116"><text:tab/><text:tab/>Com os dados coletados, foi possível constatar que em um período de 53 dias, foi totalizado 4902 acessos aos serviços</text:span><text:span text:style-name="T119"> web</text:span><text:span text:style-name="T120">, </text:span><text:span text:style-name="T117">isso sinaliza que há uma alta </text:span><text:span text:style-name="T116">procura por aplicações </text:span><text:span text:style-name="T119">web</text:span><text:span text:style-name="T116"> vulneráveis. </text:span><text:span text:style-name="T117">Mecanismos de busca como o </text:span><text:span text:style-name="T118">G</text:span><text:span text:style-name="T117">oogle e </text:span><text:span text:style-name="T118">Y</text:span><text:span text:style-name="T117">ahoo são ferramentas de sondagem para portas e aplicações, é uma técnica eficiente, pois mecanismos tradicionais de segurança não a detecta.</text:span></text:p>
      <text:p text:style-name="P20"><text:soft-page-break/><text:span text:style-name="T77"><text:tab/><text:tab/>O </text:span><text:span text:style-name="T78">autor </text:span><text:span text:style-name="T91">Monteverde</text:span><text:span text:style-name="T88"> </text:span><text:span text:style-name="T91">(</text:span><text:span text:style-name="T88">2014) </text:span><text:span text:style-name="T78">defende que, o aumento do uso de aplicações </text:span><text:span text:style-name="T60">Web</text:span><text:span text:style-name="T78">, facilitou </text:span><text:span text:style-name="T79">não só a </text:span><text:span text:style-name="T90">se </text:span><text:span text:style-name="T79">consolidar como um dos principais meios de comunicação mas também</text:span><text:span text:style-name="T78"> </text:span><text:span text:style-name="T79">a expansão</text:span><text:span text:style-name="T78"> dos ataques a segurança, por outro lado, conhecer as principais vulnerabilidades, permite estabelecer medidas preventivas para garantir a segurança das aplicações, </text:span><text:span text:style-name="T80">executando,</text:span><text:span text:style-name="T79"> por exemplo, os pilares centrais da segurança. </text:span><text:span text:style-name="T80">Mas a</text:span><text:span text:style-name="T81">final o que são vulnerabilidades? São condições que podem virar falhas de segurança quando exploradas por alguém mal-intencionado. Elas são construídas ao longo do desenvolvimento a partir de uma s</text:span><text:span text:style-name="T80">é</text:span><text:span text:style-name="T81">rie de fatores, por exemplo, prazos curtos para entrega do trabalho, </text:span><text:span text:style-name="T80">falta de qualificação técnica dos desenvolvedores ou até mesmo uma ausência de revisão contínua e atualizações. </text:span><text:span text:style-name="T82">Entender essas falhas e resolv</text:span><text:span text:style-name="T83">ê</text:span><text:span text:style-name="T82">-las é o principal passo a ser tomado para evitar custos futuros com manutenção.</text:span></text:p>
      <text:p text:style-name="P21"><text:span text:style-name="T84"><text:tab/><text:tab/>De acordo com o autor </text:span><text:span text:style-name="T91">Taha</text:span><text:span text:style-name="T88"> </text:span><text:span text:style-name="T91">(</text:span><text:span text:style-name="T88">2017), </text:span><text:span text:style-name="T87">g</text:span><text:span text:style-name="T85">rande parte d</text:span><text:span text:style-name="T87">as</text:span><text:span text:style-name="T85"> aplicações armazenam dados sensíveis, </text:span><text:span text:style-name="T93">com</text:span><text:span text:style-name="T85"> isso em mente, foi desenvolvido um guia de testes de segurança usando a metodologia OWASP como base, para ajudar os desenvolvedores em diversos estágios de aprendizado. O guia conta técnicas de teste, algumas delas são: a revisão e inspeção de manuais, que são documentos que contém informações sobre a arquitetura da aplicação; modelagem de ameaças, permite que os desenvolvedores identifiquem as ameaças antes de o </text:span><text:span text:style-name="T61">software</text:span><text:span text:style-name="T85"> ser desenvolvido; revisão do código fonte e muitas outras. Ele realiza testes de penetração em ambiente controlado, demonstra experimentos explicando as ferramentas usadas e apresenta as vulnerabilidades encontradas através dos procedimentos realizados.</text:span></text:p>
      <text:p text:style-name="P21"><text:span text:style-name="T100"><text:tab/><text:tab/>Os aut</text:span><text:span text:style-name="T86">ores </text:span><text:span text:style-name="T88">M</text:span><text:span text:style-name="T92">ontanheiro e</text:span><text:span text:style-name="T88"> C</text:span><text:span text:style-name="T92">arvalho</text:span><text:span text:style-name="T88"> </text:span><text:span text:style-name="T92">(</text:span><text:span text:style-name="T88">2018) </text:span><text:span text:style-name="T86">a</text:span><text:span text:style-name="T100">ssumem que, as equipes de desenvolvimento de sistemas apresentam uma eminente falta de conhecimento e atenção a respeito de segurança da informação, e é claro que isso ocasiona falhas. Uma justificativa para esse erro, é que cada vez mais o</text:span><text:span text:style-name="T101">s</text:span><text:span text:style-name="T100"> </text:span><text:span text:style-name="T64">softwares</text:span><text:span text:style-name="T100"> são desenvolvidos em um prazo curto de tempo e são mais complexos. Então, os gestores optam por poupar custo e tempo, deixando a segurança como um acessório e não prioridade. </text:span><text:span text:style-name="T104">Contudo,</text:span><text:span text:style-name="T102"> toda a equipe de desenvolvimento deveria receber um treinamento sobre o assunto, com a finalidade de mitigar os riscos nas aplicações e entender como as falhas podem gerar vulnerabilidades.</text:span></text:p>
      <text:p text:style-name="P20"><text:soft-page-break/><text:span text:style-name="T89"><text:tab/><text:tab/>Isso é comprovado</text:span><text:span text:style-name="T96"> pelos autores </text:span><text:span text:style-name="T105">C</text:span><text:span text:style-name="T107">osta</text:span><text:span text:style-name="T105"> et al. </text:span><text:span text:style-name="T107">(</text:span><text:span text:style-name="T105">2018), </text:span><text:span text:style-name="T106">que em </text:span><text:span text:style-name="T97">uma entrevista com desenvolvedores </text:span><text:span text:style-name="T62">web</text:span><text:span text:style-name="T97">, </text:span><text:span text:style-name="T99">visando </text:span><text:span text:style-name="T97">mensurar o nível de conhecimento </text:span><text:span text:style-name="T99">dos programadores em identificar, analisar e corrigir ameaças a segurança do código, </text:span><text:span text:style-name="T106">recolheu dados alarmantes</text:span><text:span text:style-name="T99">. Dos sessenta resultados obtidos pelo </text:span><text:span text:style-name="T63">survey, 73</text:span><text:span text:style-name="T99">% são respostas de profissionais com mais de 3 anos de experiência </text:span><text:span text:style-name="T103">e</text:span><text:span text:style-name="T99"> 57% contém curso superior. </text:span><text:span text:style-name="T103">Mesmo assim</text:span><text:span text:style-name="T98">, a pesquisa revela que os motivos para não </text:span><text:span text:style-name="T99">implementação de prevenç</text:span><text:span text:style-name="T98">ões contra os</text:span><text:span text:style-name="T99"> ataques são: falta de conhecimento </text:span><text:span text:style-name="T98">em </text:span><text:span text:style-name="T99">92%; prazos muito </text:span><text:span text:style-name="T98">a</text:span><text:span text:style-name="T99">pertados </text:span><text:span text:style-name="T98">em </text:span><text:span text:style-name="T99">70% e baixa prioridade em 47%.</text:span></text:p>
      <text:p text:style-name="P54"><text:span text:style-name="T98"><text:tab/><text:tab/>Além disso, </text:span><text:span text:style-name="T95">90% dos entrevistados </text:span><text:span text:style-name="T98">disseram que</text:span><text:span text:style-name="T95"> a formação acadêmica não </text:span><text:span text:style-name="T98">oferece</text:span><text:span text:style-name="T95"> uma preparação adequada para lidar com segurança, </text:span><text:span text:style-name="T98">outros </text:span><text:span text:style-name="T95">50% considera o ensino insuficiente, enquanto 37,5% afirmam que o assunto não foi abordado em sua formação. D</text:span><text:span text:style-name="T98">os que conhecem o assunto, 47% aprenderam através de livros, cursos ou documentações oficiais, enquanto 17%, aprenderam com a prática da profissão.</text:span><text:span text:style-name="T95"> </text:span><text:span text:style-name="T98">E a</text:span><text:span text:style-name="T95">penas 30% afirmaram ter aprendido durante a formação acadêmica. </text:span><text:span text:style-name="T98">São números extremamente alarmantes </text:span><text:span text:style-name="T103">quando </text:span><text:span text:style-name="T98">esses profissionais desenvolvem diversos aplicativos, desde redes sociais até aplicativos de bancos, logo, isso pode afetar a vida de qualquer um e fazer diversos estragos.</text:span></text:p>
      <text:p text:style-name="P54"><text:span text:style-name="T98"/></text:p>
      <text:p text:style-name="P55"><text:span text:style-name="T113">2</text:span><text:span text:style-name="T109"> </text:span><text:span text:style-name="T112">DESENVOLVIMENTO</text:span></text:p>
      <text:p text:style-name="P55"><text:span text:style-name="T112"><text:tab/></text:span><text:span text:style-name="T94">Para a realização do trabalho, será utilizado as linguagens de programação</text:span></text:p>
      <text:p text:style-name="P55"><text:span text:style-name="T94">PHP e JavaScript, o Apache como servidor ​ web , ​ PostgreSQL para o gerenciamento do banco de dados e o Bootstrap para tornar o ​ design ​ mais fácil de ser feito.</text:span></text:p>
      <text:p text:style-name="P55"><text:span text:style-name="T94"><text:tab/>Fora os requisitos citados, será necessário também infraestrutura de rede</text:span></text:p>
      <text:p text:style-name="P55"><text:span text:style-name="T94">para o desenvolvimento e pesquisa do trabalho e um computador que contenha</text:span></text:p>
      <text:p text:style-name="P55"><text:span text:style-name="T94">todas as exigências para o progresso esperado.</text:span></text:p>
      <text:p text:style-name="P55"><text:span text:style-name="T112"/></text:p>
      <text:p text:style-name="P56"><text:span text:style-name="T108"><text:tab/>2.1 MATERIAIS E MÉTODOS</text:span></text:p>
      <text:p text:style-name="P56"><text:span text:style-name="T108"><text:tab/><text:tab/></text:span></text:p>
      <text:p text:style-name="P16">REFERÊNCIAS</text:p>
      <text:p text:style-name="P33">CARVALHO, Fernanda Ramos et al.. Vulnerabilidades em aplicações web. ​ Revista</text:p>
      <text:p text:style-name="P33">Eletrônica Científica de Ciência da Computação​ , [s.i.], v. 8, n. 1, p.1-1, jul. 2013.</text:p>
      <text:p text:style-name="P33">Disponível em: http://revistas.unifenas.br/index.php/RE3C/article/view/60. Acesso</text:p>
      <text:p text:style-name="P33">em: 20 mar. 2020.</text:p>
      <text:p text:style-name="P33"/>
      <text:p text:style-name="P47">CERON, J. M. et al. Vulnerabilidades em Aplicações Web: uma Análise Baseada nos Dados Coletados em Honeypots. p. 2, [s.d.]. </text:p>
      <text:p text:style-name="P47">COSTA, P. V. et al. Nível de conhecimento de desenvolvedores sobre segurança em aplicações web: Pesquisa e análise. <text:span text:style-name="T50">Anais da Escola Regional de Sistemas de Informação do Rio de Janeiro (ERSI-RJ)</text:span>, p. 92–99, 16 out. 2018. </text:p>
      <text:p text:style-name="P36"><text:span text:style-name="T46">L</text:span><text:span text:style-name="Emphasis"><text:span text:style-name="T69">Ü</text:span></text:span><text:span text:style-name="Emphasis"><text:span text:style-name="T70">DERS, Edson; BIANCHINI, David Cidades Inteligentes: Segurança em aplicações WEB em Prefeituras. Aplicações PHP e Cobit 5. p. 4, 2017.</text:span></text:span></text:p>
      <text:p text:style-name="P36"><text:span text:style-name="Emphasis"><text:span text:style-name="T70"/></text:span></text:p>
      <text:p text:style-name="P33">MACHADO, Rodrigo; KREUTZ, Diego; PAZ, Giulliano; RODRIGUES, Gustavo.</text:p>
      <text:p text:style-name="P33">Vazamentos de Dados: Histórico, Impacto Socioeconômico e as Novas Leis de</text:p>
      <text:p text:style-name="P33">Proteção de Dados. In: ESCOLA REGIONAL DE REDES DE COMPUTADORES (ERRC), 17. , 2019 Anais da XVII Escola Regional de Redes de Computadores. Porto Alegre: Sociedade Brasileira de Computação, jan. 2020 . p. 154-159.</text:p>
      <text:p text:style-name="P47"/>
      <text:p text:style-name="P47">MONTANHEIRO, L. S.; CARVALHO, A. M. M. <text:span text:style-name="T50">Primeiros passos para o Desenvolvimento Seguro de Aplicações Web</text:span>. . In: ANAIS ESTENDIDOS DO XVIII SIMPÓSIO BRASILEIRO EM SEGURANÇA DA INFORMAÇÃO E DE SISTEMAS COMPUTACIONAIS. SBC, 25 out. 2018Disponível em: https://sol.sbc.org.br/index.php/sbseg_estendido/article/view/4162. Acesso em: 2 abr. 2020.</text:p>
      <text:p text:style-name="P47">MONTEVERDE, W. A. <text:span text:style-name="T121">Estudo e Análise de Vulnerabilidades Web</text:span>. p. 82, 2014. </text:p>
      <text:p text:style-name="P35"><text:span text:style-name="T44">O</text:span><text:span text:style-name="T45">WASP. Quem é a fundação OWASP? Disponível em: https://owasp.org/. Acesso</text:span></text:p>
      <text:p text:style-name="P33">em: 20 mar. 2020.</text:p>
      <text:p text:style-name="P33"/>
      <text:p text:style-name="P47">SOUZA, L. L. D. <text:span text:style-name="T121">Desenvolvimento Seguro de Aplicações Web Seguindo a Metodologia OWASP</text:span>. p. 71, 2012. </text:p>
      <text:p text:style-name="P37"><text:span text:style-name="T45">TAHA, A. M. </text:span><text:span text:style-name="T44">da</text:span><text:span text:style-name="T45"> C. Guia de testes de segurança para aplicações web. 2017. </text:span></text:p>
      <text:p text:style-name="P36"><text:span text:style-name="Emphasis"><text:span text:style-name="T70"/></text:span>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class="text"/>
    <style:style style:name="Figur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.423cm" loext:contextual-spacing="false" style:line-height-at-least="0.423cm" fo:text-indent="0cm" style:auto-text-indent="false">
        <style:tab-stops/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pt" fo:country="BR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.14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99cm" fo:margin-left="0cm" fo:margin-right="0cm" fo:margin-bottom="0.499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.034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9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>
      <style:header>
        <text:p text:style-name="MP1"><text:page-number text:select-page="current">20</text:page-number></text:p>
      </style:header>
    </style:master-page>
    <style:master-page style:name="Right_20_Page" style:display-name="Right Page" style:page-layout-name="Mpm3" style:next-style-name="Left_20_Page">
      <style:header>
        <text:p text:style-name="MP1"><text:page-number text:select-page="current">19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09:58:33.577000000</meta:creation-date>
    <meta:generator>LibreOffice/6.0.7.3$Linux_X86_64 LibreOffice_project/00m0$Build-3</meta:generator>
    <dc:date>2020-06-21T10:22:53.901638498</dc:date>
    <meta:editing-duration>PT1H55M33S</meta:editing-duration>
    <meta:editing-cycles>22</meta:editing-cycles>
    <meta:document-statistic meta:table-count="0" meta:image-count="0" meta:object-count="0" meta:page-count="10" meta:paragraph-count="83" meta:word-count="1904" meta:character-count="12885" meta:non-whitespace-character-count="10963"/>
    <meta:user-defined meta:name="ZOTERO_PREF_1">&lt;data data-version="3" zotero-version="5.0.60"&gt;&lt;session id="91BMDC8g"/&gt;&lt;style id="http://www.zotero.org/styles/associacao-brasileira-de-normas-tecnicas" hasBibliography="1" bibliographyStyleHasBeenSet="1"/&gt;&lt;prefs&gt;&lt;pref name="fieldType" value="ReferenceMar</meta:user-defined>
    <meta:user-defined meta:name="ZOTERO_PREF_2">k"/&gt;&lt;pref name="automaticJournalAbbreviations" value="true"/&gt;&lt;/prefs&gt;&lt;/data&gt;</meta:user-defined>
  </office:meta>
</office:document-meta>
</file>